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B6927C2929781E7F.png" manifest:media-type="image/png"/>
  <manifest:file-entry manifest:full-path="Pictures/10000000000000080000000885392E9E8BE71D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-color="#3399ff" draw:textarea-horizontal-align="justify" draw:textarea-vertical-align="middle" draw:auto-grow-height="false" fo:min-height="1.55cm" fo:min-width="1.3cm"/>
    </style:style>
    <style:style style:name="gr2" style:family="graphic" style:parent-style-name="standard">
      <style:graphic-properties svg:stroke-color="#000000" draw:fill-color="#3399ff" draw:textarea-horizontal-align="justify" draw:textarea-vertical-align="middle" draw:auto-grow-height="false" fo:min-height="1.55cm" fo:min-width="1.3cm"/>
    </style:style>
    <style:style style:name="gr3" style:family="graphic" style:parent-style-name="standard">
      <style:graphic-properties svg:stroke-width="0.028cm" draw:marker-start-width="0.242cm" draw:marker-end-width="0.242cm" draw:fill-color="#3399ff" draw:textarea-horizontal-align="justify" draw:textarea-vertical-align="middle" draw:auto-grow-height="false" fo:min-height="1.348cm" fo:min-width="1.098cm" fo:padding-top="0.139cm" fo:padding-bottom="0.139cm" fo:padding-left="0.264cm" fo:padding-right="0.264cm" draw:shadow="hidden"/>
    </style:style>
    <style:style style:name="gr4" style:family="graphic" style:parent-style-name="standard">
      <style:graphic-properties svg:stroke-width="0.028cm" draw:marker-start-width="0.242cm" draw:marker-end-width="0.242cm" draw:fill-color="#3399ff" draw:textarea-horizontal-align="justify" draw:textarea-vertical-align="middle" draw:auto-grow-height="false" fo:min-height="1.348cm" fo:min-width="1.098cm" fo:padding-top="0.139cm" fo:padding-bottom="0.139cm" fo:padding-left="0.264cm" fo:padding-right="0.264cm"/>
    </style:style>
    <style:style style:name="P1" style:family="paragraph">
      <loext:graphic-properties draw:fill-color="#3399ff"/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1.8cm" svg:height="1.8cm" svg:x="10.1cm" svg:y="-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8.7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11.6cm" svg:y="-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7.9cm" svg:y="-5.1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1" draw:layer="layout" svg:width="1.8cm" svg:height="7.2cm" svg:x="11.1cm" svg:y="6.198cm" svg:viewBox="0 0 1801 7201" svg:d="M300 0c-150 0-300 150-300 300v1200c0 150 150 300 300 300h1200c150 0 300-150 300-300v-1200c0-150-150-300-300-300zM0 0zM1801 1801zM300 5400c-150 0-300 150-300 300v1200c0 150 150 300 300 300h1200c150 0 300-150 300-300v-1200c0-150-150-300-300-300zM0 5400zM1801 7201zM300 3600c-150 0-300 150-300 300v1200c0 150 150 300 300 300h1200c150 0 300-150 300-300v-1200c0-150-150-300-300-300zM0 3600zM1801 5401z">
            <text:p/>
          </draw:path>
          <draw:custom-shape draw:style-name="gr4" draw:text-style-name="P1" draw:layer="layout" svg:width="1.8cm" svg:height="1.8cm" svg:x="11.1cm" svg:y="7.99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1" draw:layer="layout" svg:width="1.8cm" svg:height="7.2cm" svg:x="11.101cm" svg:y="6.199cm" svg:viewBox="0 0 1801 7201" svg:d="M300 0c-150 0-300 150-300 300v1200c0 150 150 300 300 300h1200c150 0 300-150 300-300v-1200c0-150-150-300-300-300zM0 0zM1801 1801zM300 5400c-150 0-300 150-300 300v1200c0 150 150 300 300 300h1200c150 0 300-150 300-300v-1200c0-150-150-300-300-300zM0 5400zM1801 7201zM300 3600c-150 0-300 150-300 300v1200c0 150 150 300 300 300h1200c150 0 300-150 300-300v-1200c0-150-150-300-300-300zM0 3600zM1801 5401z">
            <text:p/>
          </draw:path>
          <draw:path draw:style-name="gr3" draw:text-style-name="P1" draw:layer="layout" svg:width="1.8cm" svg:height="7.2cm" svg:x="11.102cm" svg:y="6.199cm" svg:viewBox="0 0 1801 7201" svg:d="M300 0c-150 0-300 150-300 300v1200c0 150 150 300 300 300h1200c150 0 300-150 300-300v-1200c0-150-150-300-300-300zM0 0zM1801 1801zM300 5400c-150 0-300 150-300 300v1200c0 150 150 300 300 300h1200c150 0 300-150 300-300v-1200c0-150-150-300-300-300zM0 5400zM1801 7201zM300 3600c-150 0-300 150-300 300v1200c0 150 150 300 300 300h1200c150 0 300-150 300-300v-1200c0-150-150-300-300-300zM0 3600zM1801 5401z">
            <text:p/>
          </draw:path>
        </draw:g>
        <draw:g>
          <draw:path draw:style-name="gr3" draw:text-style-name="P1" draw:layer="layout" svg:width="1.802cm" svg:height="7.201cm" draw:transform="rotate (1.5707963267949) translate (8.3cm 6.203cm)" svg:viewBox="0 0 1803 7202" svg:d="M300 0c-150 0-300 150-300 300v1200c0 150 150 300 300 300h1200c150 0 300-150 300-300v-1200c0-150-150-300-300-300zM0 0zM1801 1801zM300 5400c-150 0-300 150-300 300v1200c0 150 150 300 300 300h1200c150 0 300-150 300-300v-1200c0-150-150-300-300-300zM0 5400zM1801 7201zM300 3600c-150 0-300 150-300 300v1200c0 150 150 300 300 300h1200c150 0 300-150 300-300v-1200c0-150-150-300-300-300zM0 3600zM1801 5401zM300 1800c-150 0-300 150-300 300v1200c0 150 150 300 300 300h1200c150 0 300-150 300-300v-1200c0-150-150-300-300-300zM0 1800zM1801 3601zM301 1c-150 0-300 150-300 300v1200c0 150 150 300 300 300h1200c150 0 300-150 300-300v-1200c0-150-150-300-300-300zM1 1zM1802 1802zM301 5401c-150 0-300 150-300 300v1200c0 150 150 300 300 300h1200c150 0 300-150 300-300v-1200c0-150-150-300-300-300zM1 5401zM1802 7202zM301 3601c-150 0-300 150-300 300v1200c0 150 150 300 300 300h1200c150 0 300-150 300-300v-1200c0-150-150-300-300-300zM1 3601zM1802 5402zM302 1c-150 0-300 150-300 300v1200c0 150 150 300 300 300h1200c150 0 300-150 300-300v-1200c0-150-150-300-300-300zM2 1zM1803 1802zM302 5401c-150 0-300 150-300 300v1200c0 150 150 300 300 300h1200c150 0 300-150 300-300v-1200c0-150-150-300-300-300zM2 5401zM1803 7202zM302 3601c-150 0-300 150-300 300v1200c0 150 150 300 300 300h1200c150 0 300-150 300-300v-1200c0-150-150-300-300-300zM2 3601zM1803 540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mpty" xlink:href="Pictures/10000000000000080000000885392E9E8BE71D30.png" xlink:type="simple" xlink:show="embed" xlink:actuate="onLoad"/>
    <draw:fill-image draw:name="Fiery" xlink:href="Pictures/100000000000005E0000005EB6927C2929781E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9:19:08.476140863</meta:creation-date>
    <dc:date>2016-11-14T02:01:22.011062824</dc:date>
    <meta:editing-duration>PT51M22S</meta:editing-duration>
    <meta:editing-cycles>1</meta:editing-cycles>
    <meta:document-statistic meta:object-count="11"/>
    <meta:generator>LibreOffice/5.1.4.2$Linux_X86_64 LibreOffice_project/10m0$Build-2</meta:generator>
  </office:meta>
</office:document-meta>
</file>